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2f6932"/>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officeooo:paragraph-rsid="0021b55b"/>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officeooo:paragraph-rsid="002f6932"/>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7ef2b"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c79f1"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23a27"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37b79"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40d8d"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31088" officeooo:paragraph-rsid="0026d30f"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7cc02"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fo:color="#0000ff"/>
    </style:style>
    <style:style style:name="P6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2" style:family="paragraph" style:parent-style-name="Text_20_body">
      <style:paragraph-properties fo:text-align="justify" style:justify-single-word="false"/>
    </style:style>
    <style:style style:name="P83" style:family="paragraph" style:parent-style-name="Text_20_body">
      <style:text-properties fo:language="ru" fo:country="RU"/>
    </style:style>
    <style:style style:name="P84" style:family="paragraph" style:parent-style-name="Text_20_body">
      <loext:graphic-properties draw:fill="solid" draw:fill-color="#eeeeee" draw:opacity="100%"/>
      <style:paragraph-properties fo:background-color="#eeeeee"/>
      <style:text-properties fo:language="ru" fo:country="RU"/>
    </style:style>
    <style:style style:name="P8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6" style:family="paragraph" style:parent-style-name="Text_20_body">
      <style:text-properties fo:language="en" fo:country="US"/>
    </style:style>
    <style:style style:name="P87" style:family="paragraph" style:parent-style-name="Text_20_body">
      <loext:graphic-properties draw:fill="solid" draw:fill-color="#eeeeee" draw:opacity="100%"/>
      <style:paragraph-properties fo:background-color="#eeeeee"/>
    </style:style>
    <style:style style:name="P88" style:family="paragraph" style:parent-style-name="First_20_line_20_indent">
      <loext:graphic-properties draw:fill="solid" draw:fill-color="#eeeeee" draw:opacity="100%"/>
      <style:paragraph-properties fo:background-color="#eeeeee"/>
      <style:text-properties fo:language="ru" fo:country="RU"/>
    </style:style>
    <style:style style:name="P8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0" style:family="paragraph" style:parent-style-name="Text_20_body">
      <style:paragraph-properties fo:margin-left="0in" fo:margin-right="0in" fo:text-align="justify" style:justify-single-word="false" fo:text-indent="0in" style:auto-text-indent="false"/>
    </style:style>
    <style:style style:name="P91" style:family="paragraph" style:parent-style-name="Text_20_body">
      <style:paragraph-properties fo:margin-left="0in" fo:margin-right="0in" fo:text-align="justify" style:justify-single-word="false" fo:text-indent="0in" style:auto-text-indent="false"/>
      <style:text-properties fo:color="#800000"/>
    </style:style>
    <style:style style:name="P9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3" style:family="paragraph" style:parent-style-name="Text_20_body">
      <style:paragraph-properties fo:margin-left="0in" fo:margin-right="0in" fo:text-align="center" style:justify-single-word="false" fo:text-indent="0in" style:auto-text-indent="false"/>
    </style:style>
    <style:style style:name="P9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2" style:family="paragraph" style:parent-style-name="Footnote">
      <style:paragraph-properties fo:margin-left="0in" fo:margin-right="0in" fo:text-indent="0in" style:auto-text-indent="false"/>
      <style:text-properties fo:language="en" fo:country="US"/>
    </style:style>
    <style:style style:name="P103" style:family="paragraph" style:parent-style-name="Footnote">
      <style:text-properties fo:language="en" fo:country="US"/>
    </style:style>
    <style:style style:name="P104" style:family="paragraph" style:parent-style-name="Footnote">
      <style:text-properties fo:language="ru" fo:country="RU"/>
    </style:style>
    <style:style style:name="P105" style:family="paragraph" style:parent-style-name="Footnote">
      <style:text-properties style:use-window-font-color="true"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fo:language="en" fo:country="US" officeooo:paragraph-rsid="00315856"/>
    </style:style>
    <style:style style:name="P119" style:family="paragraph" style:parent-style-name="Text_20_body">
      <style:paragraph-properties fo:margin-left="0in" fo:margin-right="0in" fo:text-align="justify" style:justify-single-word="false" fo:text-indent="0.1965in" style:auto-text-indent="false"/>
      <style:text-properties fo:language="en" fo:country="US" officeooo:paragraph-rsid="003629cd"/>
    </style:style>
    <style:style style:name="P120" style:family="paragraph" style:parent-style-name="Text_20_body">
      <style:paragraph-properties fo:margin-left="0in" fo:margin-right="0in" fo:text-align="justify" style:justify-single-word="false" fo:text-indent="0.1965in" style:auto-text-indent="false"/>
      <style:text-properties fo:language="en" fo:country="US" officeooo:paragraph-rsid="0036da0d"/>
    </style:style>
    <style:style style:name="P121" style:family="paragraph" style:parent-style-name="Text_20_body">
      <style:paragraph-properties fo:margin-left="0in" fo:margin-right="0in" fo:text-align="justify" style:justify-single-word="false" fo:text-indent="0.1965in" style:auto-text-indent="false"/>
      <style:text-properties fo:language="en" fo:country="US" officeooo:rsid="003629cd" officeooo:paragraph-rsid="003629cd"/>
    </style:style>
    <style:style style:name="P122" style:family="paragraph" style:parent-style-name="Text_20_body">
      <style:paragraph-properties fo:margin-left="0in" fo:margin-right="0in" fo:text-align="justify" style:justify-single-word="false" fo:text-indent="0.1965in" style:auto-text-indent="false"/>
      <style:text-properties officeooo:paragraph-rsid="00321520"/>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28a25"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3bd18" style:font-style-asian="normal" style:font-style-complex="normal"/>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f73d7" style:font-style-asian="normal" style:font-style-complex="normal"/>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47d212" style:font-style-asian="normal" style:font-style-complex="normal"/>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49c5ea" style:font-style-asian="normal" style:font-style-complex="normal"/>
    </style:style>
    <style:style style:name="P12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3" style:family="paragraph" style:parent-style-name="Heading_20_1">
      <loext:graphic-properties draw:fill="solid" draw:fill-color="#eeeeee" draw:opacity="100%"/>
      <style:paragraph-properties fo:background-color="#eeeeee"/>
    </style:style>
    <style:style style:name="P134" style:family="paragraph" style:parent-style-name="Heading_20_1">
      <style:paragraph-properties fo:margin-left="0in" fo:margin-right="0in" fo:text-align="center" style:justify-single-word="false" fo:text-indent="0.1965in" style:auto-text-indent="false"/>
    </style:style>
    <style:style style:name="P135" style:family="paragraph" style:parent-style-name="Heading_20_2">
      <style:text-properties fo:language="en" fo:country="US"/>
    </style:style>
    <style:style style:name="P136" style:family="paragraph" style:parent-style-name="Heading_20_2">
      <style:text-properties fo:language="ru" fo:country="RU"/>
    </style:style>
    <style:style style:name="P137" style:family="paragraph" style:parent-style-name="Heading_20_2">
      <loext:graphic-properties draw:fill="solid" draw:fill-color="#eeeeee" draw:opacity="100%"/>
      <style:paragraph-properties fo:background-color="#eeeeee"/>
      <style:text-properties fo:language="ru" fo:country="RU"/>
    </style:style>
    <style:style style:name="P138" style:family="paragraph" style:parent-style-name="Heading_20_2">
      <loext:graphic-properties draw:fill="solid" draw:fill-color="#eeeeee" draw:opacity="100%"/>
      <style:paragraph-properties fo:background-color="#eeeeee"/>
    </style:style>
    <style:style style:name="P139" style:family="paragraph" style:parent-style-name="Heading_20_2">
      <style:text-properties officeooo:rsid="004878b7" officeooo:paragraph-rsid="004878b7"/>
    </style:style>
    <style:style style:name="P140"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4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d3058"/>
    </style:style>
    <style:style style:name="T6" style:family="text">
      <style:text-properties fo:language="ru" fo:country="RU" officeooo:rsid="00511d36"/>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2e987d" style:font-style-asian="normal" style:font-style-complex="normal"/>
    </style:style>
    <style:style style:name="T10" style:family="text">
      <style:text-properties fo:language="en" fo:country="US" fo:font-style="normal" officeooo:rsid="002f6932" style:font-style-asian="normal" style:font-style-complex="normal"/>
    </style:style>
    <style:style style:name="T11" style:family="text">
      <style:text-properties fo:language="en" fo:country="US" fo:font-style="normal" officeooo:rsid="002eb0ec" style:font-style-asian="normal" style:font-style-complex="normal"/>
    </style:style>
    <style:style style:name="T12" style:family="text">
      <style:text-properties fo:language="en" fo:country="US" fo:font-style="normal" officeooo:rsid="0030575d"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officeooo:rsid="0007cc02"/>
    </style:style>
    <style:style style:name="T15" style:family="text">
      <style:text-properties fo:language="en" fo:country="US" officeooo:rsid="005275f8"/>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800000" officeooo:rsid="001a0606"/>
    </style:style>
    <style:style style:name="T29" style:family="text">
      <style:text-properties fo:color="#800000" officeooo:rsid="005275f8"/>
    </style:style>
    <style:style style:name="T30" style:family="text">
      <style:text-properties fo:color="#ff6600"/>
    </style:style>
    <style:style style:name="T31" style:family="text">
      <style:text-properties fo:color="#ff6600" fo:language="ru" fo:country="RU"/>
    </style:style>
    <style:style style:name="T32" style:family="text">
      <style:text-properties fo:color="#ff6600" fo:language="ru" fo:country="RU" officeooo:rsid="00511d36"/>
    </style:style>
    <style:style style:name="T33" style:family="text">
      <style:text-properties fo:color="#ff6600" officeooo:rsid="004f218d"/>
    </style:style>
    <style:style style:name="T34" style:family="text">
      <style:text-properties fo:font-weight="bold"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officeooo:rsid="002d1ab3" style:font-style-asian="normal" style:font-style-complex="normal"/>
    </style:style>
    <style:style style:name="T43" style:family="text">
      <style:text-properties style:use-window-font-color="true" fo:language="en" fo:country="US" fo:font-style="normal" officeooo:rsid="002e987d" style:font-style-asian="normal" style:font-style-complex="normal"/>
    </style:style>
    <style:style style:name="T44" style:family="text">
      <style:text-properties style:use-window-font-color="true" fo:language="en" fo:country="US" fo:font-style="normal" officeooo:rsid="002f6932"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officeooo:rsid="0036da0d" style:font-style-asian="normal" style:font-style-complex="normal"/>
    </style:style>
    <style:style style:name="T48" style:family="text">
      <style:text-properties style:use-window-font-color="true" fo:font-style="normal" officeooo:rsid="0038a8d4" style:font-style-asian="normal" style:font-style-complex="normal"/>
    </style:style>
    <style:style style:name="T49" style:family="text">
      <style:text-properties style:use-window-font-color="true" fo:font-style="normal" officeooo:rsid="003a80b5" style:font-style-asian="normal" style:font-style-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loext:char-shading-value="0" style:font-style-asian="normal" style:font-style-complex="normal"/>
    </style:style>
    <style:style style:name="T59" style:family="text">
      <style:text-properties officeooo:rsid="00031088"/>
    </style:style>
    <style:style style:name="T60" style:family="text">
      <style:text-properties officeooo:rsid="0004017c"/>
    </style:style>
    <style:style style:name="T61" style:family="text">
      <style:text-properties officeooo:rsid="0007ef2b"/>
    </style:style>
    <style:style style:name="T62" style:family="text">
      <style:text-properties officeooo:rsid="000969a4"/>
    </style:style>
    <style:style style:name="T63" style:family="text">
      <style:text-properties officeooo:rsid="000ab464"/>
    </style:style>
    <style:style style:name="T64" style:family="text">
      <style:text-properties officeooo:rsid="000c79f1"/>
    </style:style>
    <style:style style:name="T65" style:family="text">
      <style:text-properties officeooo:rsid="00123a27"/>
    </style:style>
    <style:style style:name="T66" style:family="text">
      <style:text-properties officeooo:rsid="0015e4bf"/>
    </style:style>
    <style:style style:name="T67" style:family="text">
      <style:text-properties officeooo:rsid="0016a72d"/>
    </style:style>
    <style:style style:name="T68" style:family="text">
      <style:text-properties officeooo:rsid="0016bc12"/>
    </style:style>
    <style:style style:name="T69" style:family="text">
      <style:text-properties officeooo:rsid="00188535"/>
    </style:style>
    <style:style style:name="T70" style:family="text">
      <style:text-properties officeooo:rsid="001890d0"/>
    </style:style>
    <style:style style:name="T71" style:family="text">
      <style:text-properties officeooo:rsid="0019f875"/>
    </style:style>
    <style:style style:name="T72" style:family="text">
      <style:text-properties officeooo:rsid="001a0606"/>
    </style:style>
    <style:style style:name="T73" style:family="text">
      <style:text-properties officeooo:rsid="001b2a67"/>
    </style:style>
    <style:style style:name="T74" style:family="text">
      <style:text-properties officeooo:rsid="001ec5f8"/>
    </style:style>
    <style:style style:name="T75" style:family="text">
      <style:text-properties officeooo:rsid="0021b55b"/>
    </style:style>
    <style:style style:name="T76" style:family="text">
      <style:text-properties officeooo:rsid="0023ab8f"/>
    </style:style>
    <style:style style:name="T77" style:family="text">
      <style:text-properties officeooo:rsid="00265d6d"/>
    </style:style>
    <style:style style:name="T78" style:family="text">
      <style:text-properties officeooo:rsid="002e987d"/>
    </style:style>
    <style:style style:name="T79" style:family="text">
      <style:text-properties officeooo:rsid="00315856"/>
    </style:style>
    <style:style style:name="T80" style:family="text">
      <style:text-properties officeooo:rsid="00321520"/>
    </style:style>
    <style:style style:name="T81" style:family="text">
      <style:text-properties officeooo:rsid="00328a25"/>
    </style:style>
    <style:style style:name="T82" style:family="text">
      <style:text-properties officeooo:rsid="003a80b5"/>
    </style:style>
    <style:style style:name="T83" style:family="text">
      <style:text-properties officeooo:rsid="003c581e"/>
    </style:style>
    <style:style style:name="T84" style:family="text">
      <style:text-properties officeooo:rsid="003e5025"/>
    </style:style>
    <style:style style:name="T85" style:family="text">
      <style:text-properties officeooo:rsid="003f73d7"/>
    </style:style>
    <style:style style:name="T86" style:family="text">
      <style:text-properties officeooo:rsid="00407a72"/>
    </style:style>
    <style:style style:name="T87" style:family="text">
      <style:text-properties officeooo:rsid="004279bf"/>
    </style:style>
    <style:style style:name="T88" style:family="text">
      <style:text-properties officeooo:rsid="00443f2e"/>
    </style:style>
    <style:style style:name="T89" style:family="text">
      <style:text-properties officeooo:rsid="0046071f"/>
    </style:style>
    <style:style style:name="T90" style:family="text">
      <style:text-properties officeooo:rsid="0047d212"/>
    </style:style>
    <style:style style:name="T91" style:family="text">
      <style:text-properties officeooo:rsid="0049c5ea"/>
    </style:style>
    <style:style style:name="T92" style:family="text">
      <style:text-properties officeooo:rsid="004f218d"/>
    </style:style>
    <style:style style:name="T93" style:family="text">
      <style:text-properties officeooo:rsid="005275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452277443137691906"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4706347760466395598" text:style-name="L2">
        <text:list-item>
          <text:p text:style-name="P115">«Великие грифоны прошлого» - из канона (5<text:span text:style-name="T7">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1452619340317870868"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2">Искусственный интеллект. Создан Владом и Максом. Разработан для управления корпорациями.</text:p>
      <text:h text:style-name="Heading_20_3" text:outline-level="3">Норф</text:h>
      <text:p text:style-name="P8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0">Единорог. Холост, молод, мечтателен. Живёт в Кантерлоте. В свободное время рисует облака.</text:p>
      <text:h text:style-name="Heading_20_3" text:outline-level="3">Алекс</text:h>
      <text:p text:style-name="P90">Менеджер проектов, над одним из которых (Нексус) работает Макс.</text:p>
      <text:h text:style-name="Heading_20_3" text:outline-level="3">Ростик</text:h>
      <text:p text:style-name="P90">Лидер команды тестировщиков</text:p>
      <text:h text:style-name="Heading_20_3" text:outline-level="3">Стас</text:h>
      <text:p text:style-name="P90">Программист-новичок в команде Макса.</text:p>
      <text:h text:style-name="Heading_20_3" text:outline-level="3"><text:soft-page-break/>Рома</text:h>
      <text:p text:style-name="P90">Программист в команде UI-программистов</text:p>
      <text:h text:style-name="Heading_20_3" text:outline-level="3">Анджела</text:h>
      <text:p text:style-name="P90">Сисадмин. Флиртует с Максом.</text:p>
      <text:p text:style-name="P90"/>
      <text:h text:style-name="Heading_20_2" text:outline-level="2">Положения</text:h>
      <text:p text:style-name="P9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35" text:outline-level="2">1. Терра</text:h>
      <text:p text:style-name="P28">музыка - кондовая электронная, холодная и отчаянная (Electronics “Disappointed”)</text:p>
      <text:p text:style-name="P92">&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0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3">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7">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7">RnD-</text:span><text:span text:style-name="T1">зоны</text:span><text:span text:style-name="T1"><text:note text:id="ftn3" text:note-class="footnote"><text:note-citation>3</text:note-citation><text:note-body><text:p text:style-name="P10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60"><text:span text:style-name="T7">&gt;\</text:span>Привет, Нексус. Это Макс.</text:p>
      <text:p text:style-name="P60"><text:span text:style-name="T7">&lt;\</text:span>Привет Макс. <text:span text:style-name="T1">Рад тебя видеть. Где ты отсутствовал три дня?</text:span></text:p>
      <text:p text:style-name="P60"><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60"><text:span text:style-name="T7">&gt;\</text:span>Как называется наш проект?</text:p>
      <text:p text:style-name="P60"><text:span text:style-name="T7">&lt;\</text:span>Дайсон.</text:p>
      <text:p text:style-name="P60"><text:span text:style-name="T7">&gt;\</text:span>Сколько тебе лет?</text:p>
      <text:p text:style-name="P60"><text:soft-page-break/><text:span text:style-name="T7">&lt;\</text:span>Два года с начала запуска кластера.</text:p>
      <text:p text:style-name="P60"><text:span text:style-name="T7">&gt;\</text:span>Какой сейчас год?</text:p>
      <text:p text:style-name="P60"><text:span text:style-name="T7">&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60"><text:span text:style-name="T7">&gt;\</text:span>Нексус, отключи память <text:span text:style-name="T1">заданий</text:span> за последнюю неделю.</text:p>
      <text:p text:style-name="P60"><text:span text:style-name="T7">&lt;\</text:span>Выполнено.</text:p>
      <text:p text:style-name="P60"><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0"><text:span text:style-name="T7">&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7">&lt;\</text:span><text:span text:style-name="T1">Выполняю задачу</text:span>...</text:p>
      <text:p text:style-name="P61"><text:span text:style-name="T7">&lt;\</text:span>...</text:p>
      <text:p text:style-name="P61"><text:span text:style-name="T7">&lt;\</text:span>Решение:</text:p>
      <text:p text:style-name="P61"><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6"/>
      <text:p text:style-name="P36">&lt;<text:span text:style-name="T1">как-то говённо. Улучшить</text:span>&gt;</text:p>
      <text:p text:style-name="P39">Хм, не понял? Ч<text:span text:style-name="T1">ё</text:span> за хрень?</text:p>
      <text:p text:style-name="P39"/>
      <text:p text:style-name="P60"><text:span text:style-name="T7">&gt;</text:span>\Нексус, почему ты используешь жёсткие настройки <text:span text:style-name="T1">для решения задачи</text:span>?</text:p>
      <text:p text:style-name="P60"><text:span text:style-name="T7">&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7"/>
      <text:p text:style-name="P60"><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34">incompartible interface Analytics v.0.93 beta</text:span>”</text:p>
      <text:p text:style-name="P39">Ага, уже теплее.</text:p>
      <text:p text:style-name="P39"/>
      <text:p text:style-name="P60"><text:span text:style-name="T7">&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7">–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7">.</text:span></text:p>
      <text:p text:style-name="P67">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93">***</text:p>
      <text:p text:style-name="P93"/>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3">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text:soft-page-break/>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4">***</text:p>
      <text:p text:style-name="P4"/>
      <text:p text:style-name="P1">Грохот улицы не достигал крыши <text:span text:style-name="T67">3</text:span>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4"><text:span text:style-name="T1">Блядь</text:span>, что за мысли пошли!</text:p>
      <text:p text:style-name="P1">Я вспомнил Влада, <text:span text:style-name="T7">&lt;</text:span><text:span text:style-name="T23">месяц</text:span><text:span text:style-name="T7">&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103">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67">Тридцать</text:span>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3">Музыка быстрая, тревожная, надорваная и печальная (Pet Shop Boys “So Hard” ?)</text:p>
      <text:p text:style-name="P30"/>
      <text:p text:style-name="P9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 <text:span text:style-name="T68">бол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3">Описание получше. Подземелье</text:span><text:span text:style-name="T7">&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40">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text:span text:style-name="T69">е</text:span>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text:span text:style-name="T70">ли</text:span>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text:span text:style-name="T71">что </text:span>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5">верх</text:span>…</text:p>
      <text:p text:style-name="P6">Тут м<text:span text:style-name="T7">еня, </text:span>наконец,<text:span text:style-name="T7"> стошнило. Буквально вывернуло наизнанку: из носа текло, в глазах стояли слёзы. </text:span></text:p>
      <text:p text:style-name="P6"><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4"><text:soft-page-break/>Я смутился и потянулся за платком.</text:p>
      <text:p text:style-name="P14">– Я это… Извиняюсь. Сейчас вытру.</text:p>
      <text:p text:style-name="P6"><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4">Спи, сестра моя родная,<text:line-break/>Спи. Усни.<text:line-break/>Крыльями тебя укрою,<text:line-break/>Спи. Усни.</text:p><text:p text:style-name="P104"><text:tab/>В чаще тёмной волки воют,<text:line-break/>Спи. Усни.</text:p><text:p text:style-name="P104"><text:tab/>В мрачном замке духи ноют,<text:line-break/>Спи. Усни.</text:p><text:p text:style-name="P104"><text:tab/>Сказки вечность нам читает,<text:line-break/>Спи. Усни.<text:line-break/>День осенний угасает,<text:line-break/>Спи. Усни.<text:line-break/>Помни только в сне глубоком,</text:p><text:p text:style-name="P10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4">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2">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5">,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35">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6"><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7">–</text:span> ТЫ!!! ТЫ!..</text:p>
      <text:p text:style-name="P6"><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1"/>
      <text:h text:style-name="Heading_20_2" text:outline-level="2"><text:span text:style-name="T7">3. </text:span>Кантерлот</text:h>
      <text:p text:style-name="P64">Музыка медленная, фэнтезийная, средневековая, изысканая, дворцовая (стиль Dire Straits “Coyote”)</text:p>
      <text:p text:style-name="P24">Глава IV. Пределы магии</text:p>
      <text:p text:style-name="P20"/>
      <text:p text:style-name="P24">Вашему покорному слуге известны четыре предела магии: </text:p>
      <text:list xml:id="list5621724809503261256"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2"><text:s/>Сколько страниц сегодня нахреначили?</text:p><text:p text:style-name="P103">– <text:span text:style-name="T1">Восемь, о учитель!</text:span></text:p><text:p text:style-name="P103">– Отлично. Надиктую ещё две и сбегаешь за кофе.</text:p></text:note-body></text:note></text:span></text:p>
        </text:list-item>
      </text:list>
      <text:p text:style-name="P8"/>
      <text:p text:style-name="P12">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2">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2">Я потянулся. Хватит на сегодня чтения. Настало время ежедневной прогулки по городу. Тем более, что у меня есть деньги.</text:p>
      <text:p text:style-name="P6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2">Так что даже на ремонт одежды и покупку необходимых в повседневной жизни мелочей у меня финансов не было. До недавнего времени. </text:p>
      <text:p text:style-name="P6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2"><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2"><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уничтожаются путём <text:span text:style-name="T1">усиленного</text:span> износа, будучи частью экспериментальных колесниц! “Лорен” я сделал на базе <text:span text:style-name="T3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5">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text:soft-page-break/>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7">4. </text:span>Библиотека</text:h>
      <text:p text:style-name="P19">&lt;<text:span text:style-name="T54">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4"/>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text:soft-page-break/>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8">–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приняла грозный вид.</text:p>
      <text:p text:style-name="P53"><text:span text:style-name="T7">– </text:span>Не забывай, человек, я — могущественный маг и правитель Эквестрии. Ко мне нужно относиться с должным уважением!</text:p>
      <text:p text:style-name="P53"><text:span text:style-name="T7">– </text:span>А то что? Превратишь в жабу? Сошлёшь на Луну? Убьёшь нахер?</text:p>
      <text:p text:style-name="P53">Аликорница сникла. Уши её опустились.</text:p>
      <text:p text:style-name="P53"><text:span text:style-name="T7">– </text:span>Макс, не надо... Ты же знаешь, я этого не сделаю.</text:p>
      <text:p text:style-name="P53"><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3"><text:span text:style-name="T7">Аликорница уселась н</text:span>а пол <text:span text:style-name="T7">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53"><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3"><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7">– </text:span>Вот, читай отсюда. <text:span text:style-name="T7">– а</text:span>ликорница подчеркнула абзац копытом.</text:p>
      <text:p text:style-name="P53"/>
      <text:p text:style-name="P56"><text:soft-page-break/>***</text:p>
      <text:p text:style-name="P56"/>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2">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pan text:style-name="T1">– Занавес. </text:span>– <text:s/><text:span text:style-name="T1">подытожил я.</text:span></text:p>
      <text:p text:style-name="P43"><text:soft-page-break/></text:p>
      <text:h text:style-name="P136" text:outline-level="2"><text:span text:style-name="T7">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text:soft-page-break/>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я его знаю! Мы с Шейлой ходили к нему играть, пока она не пропала. У Норфа интересно!</text:p>
      <text:p text:style-name="P53"><text:soft-page-break/>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6">***</text:p>
      <text:p text:style-name="P53">&lt;<text:span text:style-name="T5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span text:style-name="T72">&lt;</text:span><text:span text:style-name="T28">расписать сложности общения и мороку с этикетом</text:span><text:span text:style-name="T72">&gt;</text:span></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Ишь ты!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text:span text:style-name="T73">череду </text:span>тех — прежних. Тебе кажется, что ты их преда<text:span text:style-name="T73">ё</text:span>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35" text:outline-level="2">6. Стыд</text:h>
      <text:p text:style-name="P53"/>
      <text:p text:style-name="P57">~~~ Завтра на семь в библиотеке ~~~</text:p>
      <text:p text:style-name="P57"/>
      <text:p text:style-name="P5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саквояж и сунул его в рюкзак.</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6">***</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text:soft-page-break/>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text:soft-page-break/>–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5">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1"><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меня всё это время??? Но кто??? Кто их отец? КТО ЭТОТ…</text:p>
      <text:p text:style-name="P6">Мне пришлось заткнуть Луне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От волнения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7">—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6">***</text:p>
      <text:p text:style-name="P53"/>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7">—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7">40-6</text:span></text:h>
      <text:p text:style-name="P65">Mark Knopfler — Hill Farmers Blues — или на следующую главу (прощание)</text:p>
      <text:p text:style-name="P53"/>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7">— оставить тебе напутствие.</text:span></text:p>
      <text:p text:style-name="P57"><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7">— </text:span>и ты увидишь, как мир <text:soft-page-break/>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7">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3">…</text:p>
      <text:p text:style-name="P53">Тоже мне, философ выискался, Диоген копытный! Вот не люблю, когда всякие "гуру" с глубокомысленным видом порют чушь. Эквестрия <text:span text:style-name="T13">—</text:span> отличная страна, пони <text:span text:style-name="T13">— </text:span><text:span text:style-name="T7">прекрасные создания, порядки тут отличные! Чисто, культурно, вежливо. Дворецкий </text:span><text:span text:style-name="T13">—</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7">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1"> </text:span><text:span text:style-name="T37">Его центр занимал высокий </text:span><text:span text:style-name="T41">кругл</text:span><text:span text:style-name="T37">ый</text:span><text:span text:style-name="T41"> </text:span><text:span text:style-name="T37">футон</text:span><text:span text:style-name="T41"> </text:span><text:span text:style-name="T37">с</text:span><text:span text:style-name="T41"> велик</text:span><text:span text:style-name="T37">им</text:span><text:span text:style-name="T41"> множество</text:span><text:span text:style-name="T37">м</text:span><text:span text:style-name="T41"> подушек. Среди них я с удивлением заметил плюшевую единорожку фиолетового цвета. За полускрытым гардинами проёмом виднелся </text:span><text:soft-page-break/><text:span text:style-name="T41">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text:span><text:span text:style-name="T5">и бюрократия</text:span><text:span text:style-name="T1">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7">— </text:span><text:span text:style-name="T14">корректировка орбиты слишком груба для поддержания благоприятных условий</text:span>.</text:p>
      <text:p text:style-name="P4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3"><text:soft-page-break/>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Тия!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Тия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text:span text:style-name="T74">сердечный приступ у моего церемонимейстера и сплетни</text:span>,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Тия разлила заварку по чашкам. Затем, мурлыкая про себя какую-то <text:soft-page-break/>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5">Мне печалиться не стоит</text:p><text:p text:style-name="P105">Жизнь прекрасна и ярка</text:p><text:p text:style-name="P105">Телом молода, душою —</text:p><text:p text:style-name="P105">Как дракон морской мудра</text:p><text:p text:style-name="P105"/><text:p text:style-name="P105">Я видала взлёт империй,</text:p><text:p text:style-name="P105">Я жила среди легенд,</text:p><text:p text:style-name="P105">Древней магии мистерий</text:p><text:p text:style-name="P105">Я прилежнейший студент</text:p><text:p text:style-name="P105"/><text:p text:style-name="P105">Обожаема народом,</text:p><text:p text:style-name="P105">Уважаема врагом,</text:p><text:p text:style-name="P105">Но друзей моих немного,</text:p><text:p text:style-name="P105">Но жжёт душу холодом</text:p><text:p text:style-name="P105"/><text:p text:style-name="P105">Одинока и печальна,</text:p><text:p text:style-name="P105">Недоступна и строга,</text:p><text:p text:style-name="P105">Потеряла изначальный</text:p><text:p text:style-name="P105">Смысл жизни навсегда</text:p><text:p text:style-name="P105"/><text:p text:style-name="P105">Жизнь моя теперь публична,</text:p><text:p text:style-name="P105">Жизнь моя теперь для всех,</text:p><text:p text:style-name="P105">В этом — горе, в этом — счастье,</text:p><text:p text:style-name="P10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text:soft-page-break/>– Как скажешь. – нос Тии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Тие.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text:span><text:soft-page-break/><text:span text:style-name="T1">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3">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7">–</text:span> А водку у вас принято пить?</text:p>
      <text:p text:style-name="P41"><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3"><text:soft-page-break/><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7">– Это ты называешь “дружбой”? – с </text:span>улыбкой хмыкнул<text:span text:style-name="T7"> я. – </text:span>Мне нравится твоё чувство юмора.</text:p>
      <text:p text:style-name="P53">Аликорница нахмурилась.</text:p>
      <text:p text:style-name="P53"><text:span text:style-name="T7">–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3">Слёзы злости душили меня, но я сдержался.</text:p>
      <text:p text:style-name="P43"><text:soft-page-break/>– Охренеть. – сказал я холодно. – А я прям напрашивался!</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6">***</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p>
      <text:p text:style-name="P1"><text:span text:style-name="T41">– </text:span><text:span text:style-name="T37">Говорят, в </text:span><text:span text:style-name="T18">Додж </text:span><text:span text:style-name="T19">Джанкшн</text:span><text:span text:style-name="T37">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1">– </text:span><text:span text:style-name="T46">А из Пинто Крика уже месяц нет новостей...</text:span></text:p>
      <text:p text:style-name="P6"><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6">– </text:span>“<text:span text:style-name="T1">Что я могу сделать, чтобы вернуть всё назад?</text:span>”</text:p>
      <text:p text:style-name="P14"><text:soft-page-break/><text:span text:style-name="T46">– </text:span><text:span text:style-name="T37">Так и сказала?</text:span></text:p>
      <text:p text:style-name="P1"><text:span text:style-name="T41">–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6">– </text:span><text:span text:style-name="T37">Что бы это значило, Флер?</text:span></text:p>
      <text:p text:style-name="P14"><text:span text:style-name="T46">– </text:span><text:span text:style-name="T37">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3">…</text:p>
      <text:p text:style-name="P5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9">– Куда проваливаться?</text:p>
      <text:p text:style-name="P59">– Они не знают. В тех провалах не видно дна...</text:p>
      <text:p text:style-name="P59">…</text:p>
      <text:p text:style-name="P5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9">– Леди и джентлькольты! Приём окончен! Её Высочество Принцесса Селестия будет рада видеть <text:s/>вас в следующую среду!</text:p>
      <text:p text:style-name="P5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text:span text:style-name="T75">еду</text:span>. Сколько мы с Луной приложили сил, чтобы <text:soft-page-break/>выправить ситуацию!</text:p>
      <text:p text:style-name="P1"><text:span text:style-name="T7">–</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text:span text:style-name="T75">и мириться</text:span> мне не хотелось.</text:p>
      <text:p text:style-name="P42">– Порадовать, к сожалению, нечем. Твой приятель, Норфолк Каррус, исчез.</text:p>
      <text:p text:style-name="P42">– И Норф? О-о-о, нет!</text:p>
      <text:p text:style-name="P42">Селестия в отчаянии села на пол, прижав копыто к виску.</text:p>
      <text:p text:style-name="P42">– Что значит “и”? – поинтересовался я. – Исчез кто-то ещё?</text:p>
      <text:p text:style-name="P42">Аликорница опустошенно качала головой, тихо говоря в пространство:</text:p>
      <text:p text:style-name="P42">–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2">Аликорница подняла голову и растерянно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прилежная ученица, <text:soft-page-break/>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12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text:span text:style-name="T81">взять удостоверение личности</text:span>. <text:span text:style-name="T81">Назовёшься и скажешь: “Приказ Селестии триста сорок пять А”.</text:span> За пределами Кантерлота без документов у тебя могут возникнуть проблемы. <text:span text:style-name="T76">Нашей бюрократии хоть и далеко до грифоньей, но мороки она при желании тоже может доставить немало.</text:span></text:p>
      <text:p text:style-name="P43">– А в мешочке что?</text:p>
      <text:p text:style-name="P124">– Немного денег. <text:span text:style-name="T81">Я</text:span> отвечаю за тебя, пока ты живёшь в Эквестрии. <text:span text:style-name="T81">Хоть</text:span> ты и зол на меня, <text:span text:style-name="T81">н</text:span>е отказывайся, прошу тебя.</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1"><text:span text:style-name="T8">&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45">&lt;</text:span><text:span text:style-name="T58">Mark Knopfler - </text:span><text:span text:style-name="T57">Hill Farmer's Blues</text:span><text:span text:style-name="T45">&gt;</text:span></text:p>
      <text:p text:style-name="P50">***</text:p>
      <text:p text:style-name="P43"/>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text:soft-page-break/>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57">–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57">Так возникли аликорны.</text:p>
      <text:p text:style-name="P5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5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горгулия?</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 Конечно, мой хороший...</text:p>
      <text:p text:style-name="P57"/>
      <text:p text:style-name="P43">Вагоны убаюкивающе перестукивались по рельсам, унося меня прочь от Кантерлота. Я перевернулся на другой бок и провалился в сон.</text:p>
      <text:p text:style-name="P43"/>
      <text:h text:style-name="Heading_20_2" text:outline-level="2">10. Понивилль</text:h>
      <text:p text:style-name="P43"/>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20">Первым делом я зашёл в мэрию и показал мэру рекомендательное письмо, мысленно поблагодарив Селестию. <text:span text:style-name="T81">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text:span><text:soft-page-break/><text:span text:style-name="T81">процедура регистрации, короткий экзамен на знание законов и истории пони </text:span><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2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9">После короткой лекции об порядках в Понивилле, его истории, культуре и инфраструктуре, мэр предложила мне на выбор <text:span text:style-name="T82">гостинницу и несколько</text:span> пустующих дом<text:span text:style-name="T79">ов</text:span> в разных частях городка.</text:p>
      <text:p text:style-name="P121"><text:span text:style-name="T82">Гостинницу</text:span> я сразу отверг <text:span text:style-name="T46">— мне хотелось привлекать как можно меньше внимания к своей особе. </text:span><text:span text:style-name="T48">Да и собраться с мыслями </text:span><text:span text:style-name="T49">проще </text:span><text:span text:style-name="T48">в доме, </text:span><text:span text:style-name="T49">избавленном от суеты и голосов за стенами</text:span><text:span text:style-name="T48">.</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3">***</text:p>
      <text:p text:style-name="P14"/>
      <text:p text:style-name="P118">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8">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22">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text:span text:style-name="T80">и интересностями</text:span>, я устроил себе небольшую экскурсию и прохаживался вдоль рядов с выражением мечтательного идиота.</text:p>
      <text:p text:style-name="P122">Вот за горой аппетитной морковки обнаружилась кудрявая пони золотистого цвета. Полулёжа за прилавком, она проводила меня <text:span text:style-name="T80">долгим </text:span>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2">меткоискатели потом устроят во дворе за домом Макса эксперимент по </text:span><text:s/><text:span text:style-name="T22">полёту на реактивном воздушном змее с антиоблачной пушкой — хотят быть погодными пони</text:span>&gt;. А вот...</text:p>
      <text:p text:style-name="P1"><text:span text:style-name="T41">–</text:span><text:span text:style-name="T37">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оглобли, д<text:span text:style-name="T83">ы</text:span>к сначала я тя сводить на кино с конфетами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text:soft-page-break/>–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 Ред Делишес? Две серебряшки.</text:p>
      <text:p text:style-name="P43">– Куча?</text:p>
      <text:p text:style-name="P43">–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text:soft-page-break/>–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text:span text:style-name="T84">закрытыми глазами и </text:span>блаженной улыбкой, ощущая, как ароматный нектар тает на языке. <text:span text:style-name="T84">Ощущение было, как если бы у меня на языке растворялся кусочек радуги с мёдом.</text:span> <text:span text:style-name="T84">Наконец,</text:span>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126">– Тебе, <text:span text:style-name="T65">сахарок,</text:span>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text:span text:style-name="T65">уда надо</text:span>. Да что там, я б и сама провела, если бы могла оставить прилавок. <text:s/>Вот Д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text:span text:style-name="T85">ая</text:span> <text:span text:style-name="T85">походка</text:span> придавал<text:span text:style-name="T85">а</text:span>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text:span text:style-name="T86">вызывал ассоциации с серебрянным колокольчиком</text:span>.</text:p>
      <text:p text:style-name="P43">– Знакомься, Рэрити, это Макс! Странник из дал<text:span text:style-name="T65">ё</text:span>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text:span text:style-name="T61">библиотеке</text:span>. Проведёшь?</text:p>
      <text:p text:style-name="P43">– Эпплджек! Сколько можно повторять: <text:span text:style-name="T87">модельер</text:span>,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text:span text:style-name="T87">четвёртом</text:span>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 </text:p>
      <text:p text:style-name="P43"><text:soft-page-break/>–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text:span text:style-name="T61">И</text:span>менно потому, что мы — друзья, <text:span text:style-name="T61">м</text:span>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text:span text:style-name="T88">Она похожа на апельсин, у которого толстая кожура, но мягкая сердцевина.</text:span></text:p>
      <text:p text:style-name="P46">– <text:span text:style-name="T65">Не сомневаюсь. Мы в конце-концов неплохо поладили и она даже сделала мне скидку на вольт-яблочном джеме.</text:span></text:p>
      <text:p text:style-name="P46">– <text:span text:style-name="T65">А почём продала, если не секрет?</text:span></text:p>
      <text:p text:style-name="P46">– <text:span text:style-name="T65">За шестьдесят бит.</text:span></text:p>
      <text:p text:style-name="P47">– <text:span text:style-name="T65">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span></text:p>
      <text:p text:style-name="P48">– А теперь, будь так добр, расскажи мне последние вести из высшего света Кантерлота. <text:span text:style-name="T61">Я хочу знать всё</text:span>: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text:span text:style-name="T61">тогда, </text:span>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text:span text:style-name="T89">Его заказы расписаны на год вперёд.</text:span>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text:span text:style-name="T89">Вне очереди Платин Нидл выполняет заказы только для королевского двора</text:span>. Серебряная тиара на воротнике куртки – Рэрити указала на <text:span text:style-name="T62">крохотную</text:span>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text:span text:style-name="T62">л</text:span>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text:span text:style-name="T90">х</text:span>, да, Селестия <text:span text:style-name="T62">стала </text:span>плохо сп<text:span text:style-name="T62">а</text:span>т<text:span text:style-name="T62">ь</text:span>. В последний раз, когда я её видел, её синякам под глазами мог бы позавидовать любой <text:span text:style-name="T90">потомственный </text:span>алкоголик. И глаза налились кровью, как у маньяка.</text:p>
      <text:p text:style-name="P127">– Оу, как интересно! <text:span text:style-name="T90">Это похоже на ин-три-гу! – единорожка пыталась просверлить меня взглядом. – </text:span>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text:soft-page-break/>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text:span text:style-name="T63">Голубая пегаска с радужной копной гривы </text:span>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9">Даже не так. </text:p>
      <text:p text:style-name="P49">Мы остановились перед ДЕРЕВОМ! </text:p>
      <text:p text:style-name="P128"><text:span text:style-name="T5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text:span>Судя по листьям характерной формы и лежащим под ногами жёлудям, это был дуб. Хотя толщиной ствола он дал бы фору большинству баобабов. <text:span text:style-name="T59">Относительно небольшая его высота с лихвой компенсировалась широкой и плотной кроной, образовывающей вблизи ствола уютную полутень. </text:span>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text:span text:style-name="T66">кряжистых </text:span>веток угрожающе жужжа свисал пчелиный улей. <text:span text:style-name="T91">Под дубом</text:span> в землю была врыта табличка с изображением <text:span text:style-name="T60">раскрытой </text:span>книги. В низу таблички корявыми буквами было нацарапано: “СПК + РРТ = ЛЮ...”</text:p>
      <text:p text:style-name="P45">– <text:span text:style-name="T77">М</text:span>ы пришли. <text:span text:style-name="T64">Этот дуб — одна из главных достопримечательностей Понивилля. Есть легенда, что его посадила сама принцесса пять тысяч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text:span>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P139"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text:p>
      <text:p text:style-name="P43">– Эммм. Добрый <text:span text:style-name="T77">вечер</text:span>, человек Макс. <text:span text:style-name="T78">Как дела в Кантерлоте?</text:span></text:p>
      <text:p text:style-name="P43">Йопт! <text:span text:style-name="T78">Ещё один Шерлок Холмс на мою голову!</text:span></text:p>
      <text:p text:style-name="P43">– Извиняюсь за нескромность, а откуда тебе про меня известно?</text:p>
      <text:p text:style-name="P3"><text:span text:style-name="T41">– Я получила вчера вечером послание </text:span><text:span text:style-name="T42">Е</text:span><text:span text:style-name="T41">ё Высочества о тебе. Всё в порядке, я уже ищу нужную книгу. Подожди немного, и я расскажу тебе, насколько далеко смогла продвинуться.</text:span></text:p>
      <text:p text:style-name="P34">“Вот неугомонная” <text:span text:style-name="T8">– подумал я </text:span><text:span text:style-name="T9">с теплотой </text:span><text:span text:style-name="T8">об аликорнице. </text:span><text:span text:style-name="T9">Её незримая забота </text:span><text:span text:style-name="T10">пробудила во мне </text:span><text:span text:style-name="T11"><text:s/>ощущение дружеского плеча поддержки — </text:span><text:span text:style-name="T10">чертовски приятного </text:span><text:span text:style-name="T11">чувств</text:span><text:span text:style-name="T10">а</text:span><text:span text:style-name="T11">, которое я </text:span><text:span text:style-name="T10">уже успел позабыть. Надо будет помириться с ней по возвращению. Пусть она не считает меня ровнёй себе, хрен с ним! Не получается любить </text:span><text:span text:style-name="T11">— </text:span><text:span text:style-name="T10">будем дружить.</text:span><text:span text:style-name="T12">&lt;Перенести подальше, после ещё нескольких примеров поддержки&gt;</text:span></text:p>
      <text:p text:style-name="P3"><text:span text:style-name="T43">Между тем, лавандовая единорожка </text:span><text:span text:style-name="T44">вытащила здоровенный фолиант откуда-то из недр шкафа, выдолбленного прямо в дереве.</text:span></text:p>
      <text:p text:style-name="P82"/>
      <text:p text:style-name="P14"><text:soft-page-break/><text:span text:style-name="T46">&lt;</text:span><text:span text:style-name="T27">Макс помогает починить Эпплджек повозку.</text:span><text:span text:style-name="T46">&gt;</text:span></text:p>
      <text:p text:style-name="Text_20_body"/>
      <text:p text:style-name="Text_20_body">&lt;<text:span text:style-name="T30">Ты что! Нельзя любить фаэри! Она похитит твоё сердце и ты будешь искать её до смерти — Пинки </text:span><text:span text:style-name="T33">(Макс напился в баре с Пинки и она его утешает)</text:span>&gt;</text:p>
      <text:p text:style-name="P86">&lt;<text:span text:style-name="T31">В разговоре с Луной после исчезновения Селестии Макс узнаёт, что она </text:span><text:span text:style-name="T32">(Селестия)</text:span><text:span text:style-name="T31"> холодна к сексу. </text:span>&gt;</text:p>
      <text:p text:style-name="P5"/>
      <text:p text:style-name="P5">***</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30">заклинание равновесия, в описании к которому есть ссылка на заклинание роста </text:span><text:span text:style-name="T31">(вставить шутку в стиле Влада)</text:span><text:span text:style-name="T3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23">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oft-page-break/><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23">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text:soft-page-break/>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text:soft-page-break/>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7">&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40" text:outline-level="2"/>
      <text:p text:style-name="P14"/>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5"/>
      <text:p text:style-name="P22">&lt;<text:span text:style-name="T23">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51">&lt;<text:span text:style-name="T1">О рейде пони-рейнджеров Максу рассказывает Луна во время его возвращения в Кантерлот после исчезновения Селестии.</text:span>&gt;</text:p>
      <text:p text:style-name="P43"/>
      <text:p text:style-name="P5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3"><text:soft-page-break/><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5">***</text:p>
      <text:p text:style-name="P15"/>
      <text:p text:style-name="P2"><text:span text:style-name="T7">&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8"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21">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7">&lt;</text:span><text:span text:style-name="T23">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oft-page-break/><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2">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text:soft-page-break/>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2">???</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8"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oft-page-break/><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2">гидрорысью</text:span><text:span text:style-name="T7">&gt;</text:span> и нападением <text:span text:style-name="T7">&lt;</text:span><text:span text:style-name="T22">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2">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7">–</text:span> Дискорд тебе в крыло, Ким, ты таки заставил нас попотеть! Что там за чертовщина?</text:p>
      <text:p text:style-name="P2"><text:soft-page-break/>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text:soft-page-break/>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text:soft-page-break/>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1"/>
      <text:p text:style-name="P54">Она вытянула шею и начала по очереди сгибать-разгибать ноги, разминая суставы.</text:p>
      <text:p text:style-name="P54"><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8" text:outline-level="2">В библиотеке замка Селестии</text:h>
      <text:p text:style-name="P87"/>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2">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2">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2">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8" text:outline-level="2">Понивилль</text:h>
      <text:p text:style-name="P2"/>
      <text:h text:style-name="P13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text:soft-page-break/>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8" text:outline-level="2"><text:soft-page-break/>Первый сеанс двойного сна. Рэрити</text:h>
      <text:p text:style-name="P2"/>
      <text:p text:style-name="P2"><text:span text:style-name="T7">&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38" text:outline-level="2">Сон Макса</text:h>
      <text:p text:style-name="P87"/>
      <text:p text:style-name="P2"><text:span text:style-name="T7">&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3"><text:span text:style-name="T7">–</text:span> Готова, <text:span text:style-name="T7">–</text:span> процедила она.</text:p>
      <text:p text:style-name="P33">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22">Эгрегор Эквестрии </text:span><text:span text:style-name="T25">—</text:span><text:span text:style-name="T22"> Селестия </text:span><text:span text:style-name="T25">—</text:span><text:span text:style-name="T22"> на кончике главного рога Анакорна</text:span><text:span text:style-name="T7">&gt;</text:span></text:p>
      <text:p text:style-name="P5">***</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7"/>
      <text:p text:style-name="P2"/>
      <text:p text:style-name="P2"><text:soft-page-break/><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7">&gt;</text:span></text:p>
      <text:p text:style-name="P2"/>
      <text:h text:style-name="P138"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2">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oft-page-break/><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2">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2"> Пинки? </text:span><text:span text:style-name="T25">–</text:span><text:span text:style-name="T22"> Дэш сморщила нос. </text:span><text:span text:style-name="T25">–</text:span><text:span text:style-name="T22"> Я скажу ей, чтоб больше не </text:span><text:span text:style-name="T25">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2">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oft-page-break/><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22">Аликорны </text:span><text:span text:style-name="T25">—</text:span><text:span text:style-name="T22"> элементали. Они воплощают в себе какую-либо сторону чаяний и настроений сообщества пони. Анакорн </text:span><text:span text:style-name="T25">—</text:span><text:span text:style-name="T22"> супераликорн, элементаль всего мира</text:span><text:span text:style-name="T7">&gt;</text:span></text:p>
      <text:p text:style-name="P15"/>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2">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3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22">Вкратце суть сна Рэрити.</text:span></text:p>
      <text:p text:style-name="P2"><text:soft-page-break/><text:span text:style-name="T22">Она проснулась в мире Терры веб-дизайнером. И мир Эквестрии ей только снился </text:span><text:span text:style-name="T25">—</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5">—</text:span><text:span text:style-name="T22"> Селестия. Рэрити </text:span><text:span text:style-name="T25">—</text:span><text:span text:style-name="T22"> без очереди (у неё </text:span><text:span text:style-name="T25">—</text:span><text:span text:style-name="T22"> билет-пропуск от Индрэ).</text:span></text:p>
      <text:p text:style-name="P2"><text:span text:style-name="T22">Рэрити проснулась парнем, т.к. в Эквестрии </text:span><text:span text:style-name="T25">—</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22">Влад рассказывает Максу о своём сне </text:span><text:span text:style-name="T25">—</text:span><text:span text:style-name="T22"> как он был поняхой, а потом проснулся в мире Терры</text:span><text:span text:style-name="T7">&gt;</text:span></text:p>
      <text:p text:style-name="P15"/>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oft-page-break/>(<text:span text:style-name="T7">&lt;</text:span><text:span text:style-name="T22">согласовать с тем, что говорил Анакорн о Р/Д</text:span><text:span text:style-name="T7">&gt;</text:span>). </text:p>
      <text:p text:style-name="P2">Об этом Эгрегоре пишется в книге <text:span text:style-name="T7">&lt;</text:span><text:span text:style-name="T22">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22">обоснование сна для Р/Д. РД видит несколько вариантов историй с Mane6 </text:span><text:span text:style-name="T25">—</text:span><text:span text:style-name="T22"> и с собой + Леро </text:span><text:span text:style-name="T25">—</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22">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22">Кто следующий готов рассказывать?</text:span></text:p>
      <text:p text:style-name="P33">Пинки дёрнулась на месте, но промолчала.</text:p>
      <text:p text:style-name="P2"><text:span text:style-name="T25">–</text:span><text:span text:style-name="T22"> Я расскажу, - шагнула вперёд радужная пегаска. </text:span><text:span text:style-name="T25">–</text:span><text:span text:style-name="T22"> Хотя вряд ли ты узнаешь что-то полезное. Там галиматья какая-то…</text:span><text:span text:style-name="T7">&gt;</text:span></text:p>
      <text:p text:style-name="P2"/>
      <text:p text:style-name="P2"><text:span text:style-name="T7">&lt;</text:span><text:span text:style-name="T22">Сон РД:</text:span></text:p>
      <text:p text:style-name="P33">...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3">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5">—</text:span><text:span text:style-name="T22"> в подпрограмме </text:span><text:soft-page-break/><text:span text:style-name="T2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2">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23">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5">“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oft-page-break/><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3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3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7">&gt;</text:span></text:p>
      <text:p text:style-name="P2"/>
      <text:h text:style-name="P138" text:outline-level="2">Четвёртый сон РД. Объединяющий</text:h>
      <text:p text:style-name="P2"/>
      <text:p text:style-name="P2"><text:soft-page-break/>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23">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5">***</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oft-page-break/><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22">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22">добавить сочувствия</text:span><text:span text:style-name="T7">&gt;</text:span>.</text:p>
      <text:p text:style-name="P2"/>
      <text:p text:style-name="P2"><text:span text:style-name="T7">&lt;</text:span><text:span text:style-name="T22">После этого случая Тавйлайт решает прекратить сеансы двойного сна. Сеанса с ЭйДжей и Флатти не будет</text:span><text:span text:style-name="T7">&gt;</text:span></text:p>
      <text:p text:style-name="P2"/>
      <text:h text:style-name="P138"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3">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3">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8" text:outline-level="2">Поиск решения</text:h>
      <text:p text:style-name="P87"/>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text:soft-page-break/>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
      <text:p text:style-name="P2"><text:span text:style-name="T7">&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text:span><text:soft-page-break/><text:span text:style-name="T22">в срок.</text:span><text:span text:style-name="T7">&gt;</text:span></text:p>
      <text:p text:style-name="P2"/>
      <text:h text:style-name="P13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3">Дуглас </text:span><text:span text:style-name="T25">—</text:span><text:span text:style-name="T23"> </text:span><text:span text:style-name="T25">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2">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2">двухмесячной</text:span><text:span text:style-name="T7">&gt;</text:span> давности осталось лишь направление движения.</text:p>
      <text:p text:style-name="P2">И опять, как <text:span text:style-name="T7">&lt;</text:span><text:span text:style-name="T22">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2">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2">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2">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oft-page-break/><text:span text:style-name="T7">&lt;\</text:span>Привет, Макс. Рад тебя видеть.</text:p>
      <text:p text:style-name="P25">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2">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2">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2">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2">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2">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2">пять</text:span><text:span text:style-name="T7">&gt;</text:span>длинную прореху в куртке, <text:span text:style-name="T7">&lt;</text:span><text:span text:style-name="T22">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2">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2">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2">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2">улучшить</text:span><text:span text:style-name="T7">&gt;</text:span>. А тот случай, когда мне пришлось зашивать тебе куртку после нападения убийц <text:span text:style-name="T7">&lt;</text:span><text:span text:style-name="T22">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8" text:outline-level="2">След?</text:h>
      <text:p text:style-name="P87"/>
      <text:p text:style-name="P2"><text:span text:style-name="T7">&lt;</text:span><text:span text:style-name="T22">сначала эпизод - проверка сумки в серверной</text:span><text:span text:style-name="T7">&gt;</text:span></text:p>
      <text:p text:style-name="P2"><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2">“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text:soft-page-break/>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2">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2">Расширить сцену в кафе. Ожидание, подьём и… падение ожиданий</text:span><text:span text:style-name="T7">&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2">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8" text:outline-level="2">Озарение</text:h>
      <text:p text:style-name="P2"/>
      <text:p text:style-name="P2"><text:soft-page-break/><text:span text:style-name="T7">&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1"/>
      <text:p text:style-name="P7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1"/>
      <text:p text:style-name="P68">Разговор не клеился.</text:p>
      <text:p text:style-name="P7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1"><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1"><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1"><text:span text:style-name="T7">– </text:span>Ну хорошо. Убедила. В конце-концов, можем поступить так. Вы с Флатти вернётесь обратно а я продолжу поиски здесь.</text:p>
      <text:p text:style-name="P71"><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1"><text:span text:style-name="T7">– </text:span>Вы можете связываться со мной раз в месяц по коридору.</text:p>
      <text:p text:style-name="P71"><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1"><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1">Эпплджек недоверчиво хмыкнула.</text:p>
      <text:p text:style-name="P71"><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1"><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71"><text:span text:style-name="T7">– </text:span>Конечно оставаться. Кто ещё, кроме нас, может найти её?</text:p>
      <text:p text:style-name="P71"><text:span text:style-name="T7">– </text:span>Я думал, ты не сможешь оставить Энджела и всех остальных надолго.</text:p>
      <text:p text:style-name="P71"><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6"><text:span text:style-name="T7">– </text:span>Извини, Флаттершай, забылся.</text:p>
      <text:p text:style-name="P76"><text:span text:style-name="T7">– </text:span>Та ладно, я ж не против, – возразила Эпплджек. – Не парься, Флатти. Было б хуже, если б он <text:s/>назвал меня Эпплджек на людях.</text:p>
      <text:p text:style-name="P76"><text:span text:style-name="T7">– </text:span>Ты так... – запнулась Флаттершай. – Так быстро забыла свою ферму. И...</text:p>
      <text:p text:style-name="P76"><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6"><text:span text:style-name="T7">– </text:span>Как ты можешь так говорить? – расплакалась Флаттершай.</text:p>
      <text:p text:style-name="P76"><text:span text:style-name="T7">– </text:span>Эй, девушки, не ссорьтесь! Мы — одна команда! И надеюсь, останемся ею и в дальнейшем. </text:p>
      <text:list xml:id="list6358575661724823412"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6"><text:span text:style-name="T7">– </text:span>А если нет? – Эпплджек смотрела мне мне прямо в глаза.</text:p>
      <text:list xml:id="list223245479833669" text:continue-numbering="true" text:style-name="L5">
        <text:list-header>
          <text:p text:style-name="P129">Я молча пожал плечами. Эпплджек уверенно продолжила.</text:p>
        </text:list-header>
      </text:list>
      <text:p text:style-name="P76"><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6"><text:span text:style-name="T7">– </text:span>Спасибо, ЭйДжей.</text:p>
      <text:p text:style-name="P76"><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23245686669824" text:continue-numbering="true" text:style-name="L5">
        <text:list-header>
          <text:p text:style-name="P129">Флаттершай пробормотала нечто, показавшееся мне знакомым.</text:p>
        </text:list-header>
      </text:list>
      <text:p text:style-name="P76"><text:span text:style-name="T7">– </text:span>Флатти, ты что-то сказала? Я не расслышал.</text:p>
      <text:p text:style-name="P76"><text:span text:style-name="T7">– </text:span>Намерение Изменяет Реальность.</text:p>
      <text:p text:style-name="P76"><text:span text:style-name="T7">– </text:span>Эээ. А где ты слышала эту фразу, если не секрет?</text:p>
      <text:p text:style-name="P76"><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23246044883378"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76"><text:span text:style-name="T7">– </text:span>Флатти, ЭйДжей, буду через час. Ждите!</text:p>
      <text:p text:style-name="P71"/>
      <text:h text:style-name="P137" text:outline-level="2">Почти.</text:h>
      <text:p text:style-name="P84"/>
      <text:p text:style-name="P76">В офисе меня встретил лыбящийся Стас.</text:p>
      <text:p text:style-name="P7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6">Я уставился на Стаса и он, захлёбываясь от торопливости, начал <text:span text:style-name="T7">расказывать</text:span>.</text:p>
      <text:p text:style-name="P76"><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6">– Ты его уничтожил?</text:p>
      <text:p text:style-name="P76">– Кого?</text:p>
      <text:p text:style-name="P76">– Этический модуль. Селестию.</text:p>
      <text:p text:style-name="P7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6">– Ты его уничтожил?</text:p>
      <text:p text:style-name="P7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6">– То есть, на домашнем компьютере Влада модуль работает и дальше?</text:p>
      <text:p text:style-name="P76">– Ага. К нему-то у меня доступа нету. Но в кластер к Нексусу он больше не пролезет.</text:p>
      <text:p text:style-name="P76">– Спасибо, Стас. Ты молодец.</text:p>
      <text:p text:style-name="P76">Ниточка, чуть было не прервавшаяся в офисе, повела в квартиру Влада.</text:p>
      <text:p text:style-name="P76"/>
      <text:h text:style-name="P137" text:outline-level="2">Дискорд</text:h>
      <text:p text:style-name="P87"/>
      <text:p text:style-name="P84">Девушки поспешно собирались, пока я растолковывал им задачу.</text:p>
      <text:p text:style-name="P84"><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4"><text:span text:style-name="T7">– </text:span>Это тот твой приятель, который разбился с полгода назад? – спросила Эпплджек.</text:p>
      <text:p text:style-name="P84"><text:span text:style-name="T7">– </text:span>Да, это он.</text:p>
      <text:p text:style-name="P84"><text:span text:style-name="T7">– </text:span>А как мы попадём в его квартиру? Там сейчас кто-то живёт? – Флаттершай прыгала на одной ноге, натягивая кед.</text:p>
      <text:p text:style-name="P84"><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5">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2">Плохо написано!</text:span><text:span text:style-name="T7">&gt;</text:span></text:p>
      <text:p text:style-name="P85">Я поднёс брелок пропуска к домофону, но дверь подъезда не открылась. Замигала красная лампочка и зажужжал зуммер.</text:p>
      <text:p text:style-name="P85">Я выругался.</text:p>
      <text:p text:style-name="P85"><text:span text:style-name="T7">– </text:span>Макс, что случилось? У нас проблемы?</text:p>
      <text:p text:style-name="P85"><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5"><text:span text:style-name="T7">– </text:span>Так что, будем ломать дверь? – Эпплджек критически осмотрелась, подмечая бабулек на лавочке и зевак во внутреннем скверике.</text:p>
      <text:p text:style-name="P85"><text:span text:style-name="T7">– </text:span>Нет нужды. Лучше станьте-ка сзади меня так, чтобы заслонить от этих бабулек и от вооон той камеры наблюдения.</text:p>
      <text:list xml:id="list2371792279643110509"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6">Раздался лёгкий «кряк» и дверь подалась.</text:p>
      <text:p text:style-name="P106"><text:span text:style-name="T7">– </text:span>Девушки, заходим.</text:p>
      <text:p text:style-name="P7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6">Прихожая встретила нас толстым слоем пыли. Мы тихонько прошли внутрь и я закрыл дверь изнутри.</text:p>
      <text:p text:style-name="P71"><text:span text:style-name="T1">Компьютер</text:span> стоял там же, где и обычно <text:span text:style-name="T1">— в личном кабинете Влада на столе у окна.</text:span></text:p>
      <text:p text:style-name="P106"><text:span text:style-name="T7">– </text:span>Макс, тут окно разбито! И верёвка какая-то висит. – крикнула Флаттершай из кухни.</text:p>
      <text:p text:style-name="P106"><text:span text:style-name="T7">– </text:span>Оставь, Флатти, не сейчас! – отмахнулся я.</text:p>
      <text:p text:style-name="P112">Лампочка питания на ноутбуке горела, <text:s/>но подключенный монитор оставался тёмным. Я постучал по пробелу, но безрезультатно.</text:p>
      <text:p text:style-name="P106"><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06"><text:span text:style-name="T7">– </text:span>Монитор выключен. – <text:s/>раздалось из угла. Кресло с высокой спинкой повернулось, открыв нашим взорам Дискорда. </text:p>
      <text:p text:style-name="P106">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6">Он приподнял панамку, дурашливо здороваясь.</text:p>
      <text:p text:style-name="P106"><text:span text:style-name="T7">– </text:span>Оп-па! – пробормотала Эпплджек. – Нежданчик!</text:p>
      <text:p text:style-name="P106"><text:span text:style-name="T7">– </text:span>Ты, я вижу, времени не терял, – моя рука под прикрытием стола медленно тянулась к тяжёлой фарфоровой кружке, стоящей на краю.</text:p>
      <text:p text:style-name="P88"><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8"><text:span text:style-name="T7">– </text:span>А почему ты вообще решил искать нас тут? – спросила Эпплджек. – Приехал бы домой. Мы б тебя чаем напоили.</text:p>
      <text:p text:style-name="P88"><text:span text:style-name="T7">–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8"><text:span text:style-name="T7">– </text:span>С кем это вы тут разговариваете?</text:p>
      <text:list xml:id="list1854734911300445484" text:style-name="L7">
        <text:list-header>
          <text:p text:style-name="P14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8">– Жанна, Флатти, хватайте ноут и на выход! Я с ним разберусь! Не теряйте вре...!</text:p>
      <text:p text:style-name="P88">– ТЫ ИДИО...!!!</text:p>
      <text:p text:style-name="P88">Дискорд <text:s/>зорал одновременно со мной, прикрываясь от меня руками, когда раздался оглушительный</text:p>
      <text:p text:style-name="P88">...</text:p>
      <text:p text:style-name="P89">БАХ!!!</text:p>
      <text:p text:style-name="P88">…</text:p>
      <text:p text:style-name="P88">Эпплджек с <text:s/>нервным всхлипом опустила толстенный том «Энтерпрайз-паттернов» , издание девятое, дополненное.</text:p>
      <text:p text:style-name="P106">На лице Дискорда появилось удивлённо-мечтательное выражение и он вырубился.</text:p>
      <text:p text:style-name="P106"/>
      <text:h text:style-name="P138" text:outline-level="2">Селестия</text:h>
      <text:p text:style-name="P106"/>
      <text:p text:style-name="P8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6">Включенный монитор показал схематическое изображение Селестиии, </text:p>
      <text:p text:style-name="P107">&gt;\<text:span text:style-name="T1">Привет, Селестия. Это Макс. Как себя чувствуешь?</text:span></text:p>
      <text:p text:style-name="P107">&lt;\<text:span text:style-name="T1">Макс? МАКС??? МА-А-А-АКС!!! НАКОНЕЦ-ТО! КАК Я РАДА ТЕБЯ СЛЫШАТЬ! </text:span></text:p>
      <text:p text:style-name="P107">&gt;\<text:span text:style-name="T1">Я рад, что нашёл тебя, Тия.</text:span></text:p>
      <text:p text:style-name="P10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7">&gt;\<text:span text:style-name="T1">Тия, я сейчас подключу микрофон и колонки, и мы сможем общаться более удобно.</text:span></text:p>
      <text:p text:style-name="P106">…</text:p>
      <text:p text:style-name="P106"><text:soft-page-break/>– Привет опять. Как ты меня слышишь?</text:p>
      <text:p text:style-name="P10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7">– <text:span text:style-name="T1">Могу себе представить. Как-то раз я провёл три часа камере сенсорной депривации. Мне не понравилось.</text:span></text:p>
      <text:p text:style-name="P106">– Эммм... Ваше Высочество, вы в порядке? Мы так рады, что наконец-то нашли Вас! – вклинилась в разговор Эпплджек.</text:p>
      <text:p text:style-name="P106">– Кто тут? Макс, кто ещё с тобой?</text:p>
      <text:p text:style-name="P10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7">– <text:span text:style-name="T1">Девочки? Я рада вас слышать. А Твайлайт нет рядом?</text:span></text:p>
      <text:p text:style-name="P10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6">При этих словах Дискорд замычал и задёргался. Эпплджек нахмурилась и проверила верёвки, привязывающие его к спинке стула.</text:p>
      <text:p text:style-name="P10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6">– Ноутбук — так называется место, где я нахожусь сейчас? А кто это мычит?</text:p>
      <text:p text:style-name="P10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6">– О, духи предков, но зачем??? Почему у него кляп во рту?</text:p>
      <text:p text:style-name="P106">– Мы связали его. Он нас предал. И тебя. И Эквестрию. Всех.</text:p>
      <text:p text:style-name="P106">При этих словах Эпплджек и Флаттершай непонимающе уставились на меня, а Дискорд протестующе замычал.</text:p>
      <text:p text:style-name="P106">Я начал рассказывать о своих догадках, и непонимающее выражение на лицах девушек сменилось удивлением.</text:p>
      <text:p text:style-name="P10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6">– А зачем тогда ты приложила его книгой? – непонимающе уставился я на неё.</text:p>
      <text:p text:style-name="P106">– Потому что ты напал на него. Я и подумала — тебе виднее. И подсобила.</text:p>
      <text:p text:style-name="P106">Флаттершай отрицающе мотнула головой.</text:p>
      <text:p text:style-name="P106">– Не может Дискорд быть предателем. Он мой друг.</text:p>
      <text:p text:style-name="P106">Дискорд благодарственно замычал и закивал головой.</text:p>
      <text:p text:style-name="P10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6">Дискорд завёл глаза на лоб и обречённо завыл.</text:p>
      <text:p text:style-name="P106">– Макс, постой. Дай мне поговорить с ним. – сказала Селестия. – Не могу поверить, что Дискорд на такое пошёл.</text:p>
      <text:p text:style-name="P106">– Ну хорошо. Поговори. Послушаем, что он скажет.</text:p>
      <text:p text:style-name="P106">Я красноречиво покачал кулак перед его носом и вытащил кляп.</text:p>
      <text:p text:style-name="P106">...</text:p>
      <text:p text:style-name="P95"><text:soft-page-break/>– Ффы, тьфу, пффф, пфу! <text:span text:style-name="T7">&lt;</text:span><text:span text:style-name="T22">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5">– Это я-то устраиваю цирк?!! ДА ТЫ НА СЕБЯ ПОСМОТРИ, КЛОУН!!! На людей кидаешься, чашками 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Дискорд демонстративно закрыл рот и посвистывая уставился в потолок.</text:p>
      <text:p text:style-name="P95">Разговор зашёл в тупик.</text:p>
      <text:p text:style-name="P98"/>
      <text:p text:style-name="P99">На мониторе высветился текст:</text:p>
      <text:p text:style-name="P9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Я пропустил «дятла» мимо ушей.</text:p>
      <text:p text:style-name="P10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исследуй его сполна!..</text:p>
      <text:p text:style-name="P96">***</text:p>
      <text:p text:style-name="P101">&lt;<text:span text:style-name="T23">сюда можно вставить похождения Дискорда — вторая неопубликованная глава. Первая — секс с Селестией</text:span>&gt;</text:p>
      <text:p text:style-name="P96">***</text:p>
      <text:p text:style-name="P99">–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6">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99">– И что? – продолжила его мысль Эпплджек.</text:p>
      <text:p text:style-name="P99">– Эквестрийские <text:span text:style-name="T7">&lt;</text:span><text:span text:style-name="T22">три месяца</text:span><text:span text:style-name="T7">&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5"/>
      <text:h text:style-name="P138" text:outline-level="2">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text:soft-page-break/>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Впереди по курсу увеличивалась громада моей высотки. Дискорд летел прямо на разрыв в ограждении, который я проделал <text:span text:style-name="T7">&lt;</text:span><text:span text:style-name="T22">полгода</text:span><text:span text:style-name="T7">&gt;</text:span> назад своим проходом в Эквестрию.</text:p>
      <text:p text:style-name="P9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73">Из-за заинтересованности Эквуса в Максе, тому не приходится прилагать усилий для 34 — на что ему указывает Анакорн</text:p>
      <text:p text:style-name="P7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1"><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1"><text:span text:style-name="T1">– </text:span>Анакорн. <text:span text:style-name="T1">– о</text:span>трекомендовался он. <text:span text:style-name="T7">– </text:span><text:span text:style-name="T1">Демиург.</text:span></text:p>
      <text:p text:style-name="P71"><text:span text:style-name="T1">– </text:span>П-привет. Макс. <text:span text:style-name="T1">– в</text:span> смятении представился я.</text:p>
      <text:p text:style-name="P7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6"/>
      <text:p text:style-name="P7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6"/>
      <text:p text:style-name="P7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1"><text:span text:style-name="T1">Юноша</text:span> закинул ногу за ногу и пытливо смотрел на меня, играя карандашём .</text:p>
      <text:p text:style-name="P71">Я совсем запутался.</text:p>
      <text:p text:style-name="P71"><text:span text:style-name="T1">– </text:span>Какая проблема? Какое решение? Кто ты <text:span text:style-name="T1">вообще</text:span>?</text:p>
      <text:p text:style-name="P71"><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6">– Стоп, не торопись. – у меня голова пошла кругом от информации. – Я ничего не понял. Какие-такие проблемы? Какие варианты? Зачем его поддерживать?</text:p>
      <text:p text:style-name="P76">Анакорн недовольно поморщился, но продолжил.</text:p>
      <text:p text:style-name="P7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6">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7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6">На голограмме появилась солнечная система Эквуса. Почему-то в центре системы был сам Эквус. Вокруг него вращались солнце и луна.</text:p>
      <text:p text:style-name="P76">Анакорн плюхнулся обратно в кресло и схватился за голову. Потом, немного успокоившись, продолжил.</text:p>
      <text:p text:style-name="P7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6">Анакорн отпил из стакана и продолжил.</text:p>
      <text:p text:style-name="P7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3">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6">Анакорн постучал по столику указкой. Солнечная система увеличилась, оставив в поле зрения только шар Эквуса.</text:p>
      <text:p text:style-name="P7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78">Ко мне наконец-то пришло понимание ситуации.</text:p>
      <text:p text:style-name="P7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6">Анакорн смутился.</text:p>
      <text:p text:style-name="P7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6">(<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6"><text:span text:style-name="T20">– Сам ты раздолбай! – произнёс, наконец, Свирл</text:span>)</text:p>
      <text:p text:style-name="P76">… И создали вы его достаточно топорно — видишь, он трещит по швам.</text:p>
      <text:p text:style-name="P76">– Хмм. То есть, это брони создали Эквус?</text:p>
      <text:p text:style-name="P7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6">Я вспомнил события последнего года <text:span text:style-name="T7">&lt;</text:span>упомянуть в эпизоде на Терре, что МЛП-сериал закрылся год назад<text:span text:style-name="T7">&gt;</text:span></text:p>
      <text:p text:style-name="P7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6">Анакорн с такой силой сжал карандаш, что он хрустнул.</text:p>
      <text:p text:style-name="P7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3">– </text:p>
      <text:p text:style-name="P7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8"><text:soft-page-break/>– Верни Рэйнбоу!!!</text:p>
      <text:p text:style-name="P78">Обломки карандаша выпали из кулака Анакорна на столик.</text:p>
      <text:p text:style-name="P78">– Э-э-э… м-м-м… ну-у-у... Нельзя сказать, что это совсем невыполнимо… Но, прямо скажу, задачка не для студента!</text:p>
      <text:p text:style-name="P78">– А ты студент?</text:p>
      <text:p text:style-name="P7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8">– Нет. Плата остаётся неизменной. Тут мы квиты. У меня тоже мало шансов помочь тебе — я не имею ни малейшего понятия, как это сделать.</text:p>
      <text:p text:style-name="P78">Ставшие почти прозрачными стены комнаты снова обрели материальность. Анакорн пожал плечами и протянул мне руку через столик.</text:p>
      <text:p text:style-name="P7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8">Я задумался.</text:p>
      <text:p text:style-name="P7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8">Анакорн почесал в затылке.</text:p>
      <text:p text:style-name="P78">– А кьютимарки? Как, <text:span text:style-name="T7">&lt;</text:span><text:span text:style-name="T25">чёрт</text:span><text:span text:style-name="T7">&gt;</text:span> меня побери, объяснить кьютимарки?</text:p>
      <text:p text:style-name="P78">– А кьютимарки ты сам даришь пони, когда распознаёшь их жизненное предназначение.</text:p>
      <text:p text:style-name="P7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8">Я пожал плечами.</text:p>
      <text:p text:style-name="P78">– А по-другому я не могу объяснить их появление. К сожалению.</text:p>
      <text:p text:style-name="P10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8">– Хорошо. Уболтал. Кьютимарки беру на себя. Так и знал, что мне самое трудное достанется!</text:p>
      <text:p text:style-name="P10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8"/>
      <text:p text:style-name="P110">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1"/>
      <text:p text:style-name="P11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0"/>
      <text:p text:style-name="P108">Я опять задумался. В голове было пусто. Хотя, если подумать с точки зрения программиста, можно... Наверное можно, раз все предыдущее прокатило...</text:p>
      <text:p text:style-name="P109">–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9">– Не понял? Это как? Как ты совместишь разрушенную магическими войнами Эквестрию с романтически-сексуальным раем для попаданцев?</text:p>
      <text:p text:style-name="P109"><text:span text:style-name="T7">–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9">Анакорн долго мусолил карандаш, а потом вдруг заржал.</text:p>
      <text:p text:style-name="P109"><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9"><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09">Анакорн примирительно похлопал меня по плечу.</text:p>
      <text:p text:style-name="P109"><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9">Я подозрительно посмотрел на Анакорна.</text:p>
      <text:p text:style-name="P109"><text:span text:style-name="T7">– </text:span>Какой ещё, нафиг, «мой фанфик»? Я никакого фанфика не писал. И не собираюсь, вообще-то.</text:p>
      <text:p text:style-name="P109">Анакорн ехидно ухмыльнулся и откинулся в кресле, переплетя пальцы за затылком.</text:p>
      <text:p text:style-name="P109"><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8"><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8"><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8"><text:span text:style-name="T7">– </text:span>Факн щит<text:note text:id="ftn13" text:note-class="footnote"><text:note-citation>13</text:note-citation><text:note-body><text:p text:style-name="P10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8">Анакорн развёл руками.</text:p>
      <text:p text:style-name="P108"><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8">Анакорн, глядя на мои терзания, понимающе кивнул и продолжил.</text:p>
      <text:p text:style-name="P76">–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76">– Гм! Я бы попросил тебя не касаться моих отношений с Рэйнбоу!</text:p>
      <text:p text:style-name="P7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6">У меня сердце буквально ухнуло куда-то вниз, в область желудка.</text:p>
      <text:p text:style-name="P7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6">– Та ладно, не утешай. Я не маленький ребёнок. Долг платежом красен. Сделаю то, что ты хочешь. Как сумею.</text:p>
      <text:p text:style-name="P7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6">Анакорн наблюдал за мной без улыбки. По его нейтральному выражению лица невозможно было догадаться, о чём он думает.</text:p>
      <text:p text:style-name="P76">– Ну вот и отлично. Рад, что мы наконец-то пришли к сделке.</text:p>
      <text:p text:style-name="P7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9">– Пора закругляться. Ты начинаешь сгорать. Надо утрясти последние детали, пока ещё есть пару минут.</text:p>
      <text:p text:style-name="P76">– Валяй. Я тебя внимательно слушаю.</text:p>
      <text:p text:style-name="P7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76">– А я разве сплю?</text:p>
      <text:p text:style-name="P76">– Сейчас — нет. Но как только мы закроем сделку — проснёшься. Потому что нет иного способа вернуть тебя в реальный мир.</text:p>
      <text:p text:style-name="P76">– Эээ, постой. А как я в Эквестрию и обратно возвращался?</text:p>
      <text:p text:style-name="P7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6">Так вот, возвращать тебя обратно в твой мир я не буду. </text:p>
      <text:p text:style-name="P76">Во-первых, может возникнуть временная <text:span text:style-name="T7">&lt;</text:span><text:span text:style-name="T22">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6"><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6">– Ты ещё увидишь пару снов на прощание. Удачи!</text:p>
      <text:p text:style-name="P76"/>
      <text:p text:style-name="P77">***</text:p>
      <text:p text:style-name="P77"/>
      <text:p text:style-name="P76">&lt;<text:span text:style-name="T2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6"/>
      <text:p text:style-name="P76">– Привет, Макс. – образ Селестии снова реял передо мной, как <text:span text:style-name="T7">&lt;</text:span><text:span text:style-name="T22">полгода</text:span><text:span text:style-name="T7">&gt;</text:span> назад. – Я хочу поблагодарить тебя за всё.</text:p>
      <text:p text:style-name="P76">– Пожалста. – ответил я безучастно. – Всегда рад. Только Вам не нужно было ТАК распинаться, чтобы заручиться моей помощью.</text:p>
      <text:p text:style-name="P76">Селестия на мгновение смутилась, но продолжила.</text:p>
      <text:p text:style-name="P76">&lt;<text:span text:style-name="T22"> - Ты морочила мне яйца, чтобы заинтересовать? Всё, как Свирл указал?</text:span></text:p>
      <text:p text:style-name="P7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3">Я покачал головой.</text:p>
      <text:p text:style-name="P76"><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text:span><text:span text:style-name="T29">Тебе вовсе не нужно для этого было заниматься со мной сексом, тем более, что он тебе неприятен</text:span><text:span text:style-name="T22">...</text:span>&gt;</text:p>
      <text:p text:style-name="P76">– <text:s text:c="2"/>За благополучие Эквестрии я бы и не ТАК разопнулась.<text:span text:style-name="T7"> </text:span><text:span text:style-name="T15">Я</text:span><text:span text:style-name="T22"> могла бы поведать тебе неисчислимые тайны магии, открыть многие законы мироздания... Но тебе был интересен только секс. Мне пришлось дать его тебе.</text:span> <text:span text:style-name="T93">И</text:span>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0">– <text:span text:style-name="T1">Я не в обиде, Тия, какие проблемы? Просто заруби себе на своём точёном носике: со мной не </text:span><text:soft-page-break/><text:span text:style-name="T1">нужно недоговаривать, когда мы с тобой на «ты». Окей?</text:span></text:p>
      <text:p text:style-name="P8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5">Он нахлобучил на себя невесть откуда взявшуюся двууголку.</text:p>
      <text:p text:style-name="P95">– Как вам это нравится, господа?! Дискорд — спаситель Эквестрии! А ведь звучит!!! Разрешите откланяться!..</text:p>
      <text:p text:style-name="P95"/>
      <text:list xml:id="list6167465507633966445" text:style-name="L8">
        <text:list-header>
          <text:p text:style-name="P131">(<text:span text:style-name="T31">Луна — как повелительница снов, слышала разговор Макса с Анакорном</text:span>)</text:p>
          <text:p text:style-name="P132"/>
        </text:list-header>
      </text:list>
      <text:p text:style-name="P96">***</text:p>
      <text:p text:style-name="P71"><text:span text:style-name="T1">–</text:span> Ты?..</text:p>
      <text:p text:style-name="P71"><text:span text:style-name="T1">–</text:span> Ты??!</text:p>
      <text:p text:style-name="P71"><text:span text:style-name="T1">–</text:span> Ты мне снишься??</text:p>
      <text:p text:style-name="P71"><text:span text:style-name="T1">–</text:span> Это ты мне снишься!!</text:p>
      <text:p text:style-name="P71"><text:span text:style-name="T1">–</text:span> Неважно… Пусть мы друг-другу снимся… Ты как, Дэш?</text:p>
      <text:p text:style-name="P7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1"><text:span text:style-name="T1">–</text:span> И я в порядке. Вот, возвращаюсь в свой мир. Ну, не совсем в свой. Почти в свой.</text:p>
      <text:p text:style-name="P71"><text:span text:style-name="T1">–</text:span> Навсегда?</text:p>
      <text:p text:style-name="P71"><text:span text:style-name="T1">–</text:span> Скорее всего, да.</text:p>
      <text:p text:style-name="P71"><text:span text:style-name="T1">–</text:span> Это плохо. Я хотела тебе сказать…</text:p>
      <text:p text:style-name="P71"><text:span text:style-name="T1">–</text:span> Не надо, Дэш. Не стоит терзать себя. Мне тоже очень хотелось остаться. Но так надо. Мне очень жаль…</text:p>
      <text:p text:style-name="P7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text:soft-page-break/>нужно быть в своём мире, это <text:span text:style-name="T1">же </text:span>не значит, что нам запрещено заглядывать к тебе?</text:p>
      <text:p text:style-name="P7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1"><text:span text:style-name="T1">–</text:span> И тебя, и Твайлайт, и Рэрити, и Селестию, и всех-всех-всех… Таковы правила.</text:p>
      <text:p text:style-name="P71"><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1">Я опустил руку на шею Дэш и ощутил теплоту и лёгкое покалывание в пустоте.</text:p>
      <text:p text:style-name="P71"><text:span text:style-name="T7">–</text:span> Мне кажется, Дэш, <text:span text:style-name="T1">м</text:span>ы найдём способ связаться. Рано или поздно.</text:p>
      <text:p text:style-name="P71"><text:span text:style-name="T1">–</text:span> И лучше рано, чем поздно! Я не люблю ждать!</text:p>
      <text:p text:style-name="P71"><text:span text:style-name="T1">–</text:span> Да, Дэш. <text:span text:style-name="T1">–</text:span> её образ начал таять. <text:span text:style-name="T1">–</text:span> Да, я помню. Я всё ещё помню…</text:p>
      <text:p text:style-name="P71"/>
      <text:h text:style-name="P138" text:outline-level="2">Земля</text:h>
      <text:p text:style-name="P74">Музыкальная тема из бегущего по лезвию бритвы — <text:span text:style-name="T7">Mission impossible</text:span></text:p>
      <text:p text:style-name="P75">&lt;Ужас возвращения из тёплого волшебного мира друзей в холодную скучную реальность.&gt;</text:p>
      <text:p text:style-name="P6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69"><text:span text:style-name="T1">Я нашарил ногами тапки и пошёл в ванную. Проходя мимо стола, зацепился взглядом за</text:span> эскиз <text:span text:style-name="T1">рисунка</text:span>.</text:p>
      <text:p text:style-name="P6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0">Доставая из стола ключи от машины, опять наткнулся взглядом на эскиз.</text:p>
      <text:p text:style-name="P7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0">Назову-ка я фантазию «Последний фанфик».</text:p>
      <text:p text:style-name="P70"/>
      <text:p text:style-name="P70"/>
      <text:p text:style-name="P70"/>
      <text:p text:style-name="P71"/>
      <text:p text:style-name="P71"/>
      <text:p text:style-name="P71"><text:soft-page-break/></text:p>
      <text:p text:style-name="P71"/>
      <text:p text:style-name="P71"/>
      <text:p text:style-name="P71"/>
      <text:p text:style-name="P71"/>
      <text:p text:style-name="P7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1"/>
      <text:p text:style-name="P7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1"/>
      <text:p text:style-name="P71"/>
      <text:p text:style-name="P71"/>
      <text:p text:style-name="P71"/>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3">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text:soft-page-break/>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2">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20T22:32:43.616115221</dc:date>
    <meta:editing-duration>P64DT11H18M7S</meta:editing-duration>
    <meta:editing-cycles>3032</meta:editing-cycles>
    <meta:generator>LibreOffice/5.0.2.2$Linux_X86_64 LibreOffice_project/00m0$Build-2</meta:generator>
    <meta:document-statistic meta:table-count="0" meta:image-count="0" meta:object-count="0" meta:page-count="138" meta:paragraph-count="2843" meta:word-count="63887" meta:character-count="424085" meta:non-whitespace-character-count="359947"/>
  </office:meta>
</office:document-meta>
</file>